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1.844cm"/>
    </style:style>
    <style:style style:name="gr38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9" style:family="graphic" style:parent-style-name="standard">
      <style:graphic-properties draw:stroke="none" svg:stroke-color="#000000" draw:fill="none" draw:fill-color="#ffffff" fo:min-height="2.203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0.95cm"/>
    </style:style>
    <style:style style:name="gr45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8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color="#000000"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3" style:family="paragraph">
      <loext:graphic-properties draw:fill="none"/>
    </style:style>
    <style:style style:name="P24" style:family="paragraph">
      <style:text-properties fo:font-size="60pt" style:font-size-asian="60pt" style:font-size-complex="60pt"/>
    </style:style>
    <style:style style:name="P25" style:family="paragraph">
      <loext:graphic-properties draw:fill="none" draw:fill-color="#ffffff"/>
      <style:text-properties fo:font-size="60pt" style:font-size-asian="60pt" style:font-size-complex="6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8" style:family="paragraph">
      <style:text-properties fo:font-size="30pt" style:font-size-asian="30pt" style:font-size-complex="30pt"/>
    </style:style>
    <style:style style:name="P29" style:family="paragraph">
      <style:paragraph-properties fo:text-align="start" style:writing-mode="lr-tb"/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12" draw:id="id12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7" draw:layer="layout" svg:width="8.28cm" svg:height="2.032cm" svg:x="4.277cm" svg:y="5.013cm">
          <text:p text:style-name="P16"><text:span text:style-name="T5">0xca55e77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21" draw:layer="layout" svg:width="1.397cm" svg:height="1.905cm" svg:x="31.306cm" svg:y="47.987cm">
          <draw:text-box>
            <text:p text:style-name="P20"><text:span text:style-name="T5">1</text:span></text:p>
          </draw:text-box>
        </draw:frame>
        <draw:frame draw:style-name="gr24" draw:text-style-name="P19" draw:layer="layout" svg:width="1.397cm" svg:height="1.905cm" svg:x="32.307cm" svg:y="47.988cm">
          <draw:text-box>
            <text:p text:style-name="P18"><text:span text:style-name="T7">1</text:span></text:p>
          </draw:text-box>
        </draw:frame>
        <draw:custom-shape draw:style-name="gr30" draw:text-style-name="P14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9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4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9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2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30.621cm">
          <text:p text:style-name="P16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40" draw:text-style-name="P23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3" draw:layer="layout" svg:x1="57.388cm" svg:y1="19.32cm" svg:x2="59.93cm" svg:y2="19.336cm">
          <text:p/>
        </draw:line>
        <draw:frame draw:style-name="gr42" draw:text-style-name="P25" draw:layer="layout" svg:width="2.921cm" svg:height="3.175cm" svg:x="51.927cm" svg:y="13.543cm">
          <draw:text-box>
            <text:p text:style-name="P24"><text:span text:style-name="T9">...</text:span></text:p>
          </draw:text-box>
        </draw:frame>
        <draw:custom-shape draw:style-name="gr32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5" draw:layer="layout" svg:width="2.921cm" svg:height="3.175cm" svg:x="51.928cm" svg:y="27.444cm">
          <draw:text-box>
            <text:p text:style-name="P24"><text:span text:style-name="T9">...</text:span></text:p>
          </draw:text-box>
        </draw:frame>
        <draw:frame draw:style-name="gr44" draw:text-style-name="P27" xml:id="id9" draw:id="id9" draw:layer="layout" svg:width="2.373cm" svg:height="1.352cm" svg:x="17.785cm" svg:y="51.543cm">
          <draw:text-box>
            <text:p text:style-name="P26"><text:span text:style-name="T1">Int</text:span></text:p>
          </draw:text-box>
        </draw:frame>
        <draw:frame draw:style-name="gr44" draw:text-style-name="P27" xml:id="id10" draw:id="id10" draw:layer="layout" svg:width="2.373cm" svg:height="1.432cm" svg:x="2.564cm" svg:y="30.918cm">
          <draw:text-box>
            <text:p text:style-name="P28"><text:span text:style-name="T10">Int</text:span></text:p>
          </draw:text-box>
        </draw:frame>
        <draw:connector draw:style-name="gr45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8.28cm" svg:height="2.032cm" svg:x="4.277cm" svg:y="9.013cm">
          <text:p text:style-name="P1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0" draw:layer="layout" svg:width="8.782cm" svg:height="1.576cm" svg:x="12.249cm" svg:y="24.178cm">
          <draw:text-box>
            <text:p text:style-name="P29"><text:span text:style-name="T11">lw $t0, 8($s1)</text:span></text:p>
          </draw:text-box>
        </draw:frame>
        <draw:connector draw:style-name="gr48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57:02.641547918</dc:date>
    <meta:editing-duration>PT6H35M27S</meta:editing-duration>
    <meta:editing-cycles>50</meta:editing-cycles>
    <meta:generator>LibreOffice/6.0.6.2$Linux_X86_64 LibreOffice_project/00m0$Build-2</meta:generator>
    <meta:document-statistic meta:object-count="78"/>
  </office:meta>
</office:document-meta>
</file>